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imes New Roman" svg:font-family="'Times New Roman'"/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a0895"/>
    </style:style>
    <style:style style:name="P2" style:family="paragraph" style:parent-style-name="Standard">
      <style:text-properties fo:color="#000000" style:font-name="Liberation Serif" fo:font-size="12pt" fo:font-weight="normal" officeooo:rsid="00176c84" officeooo:paragraph-rsid="00176c8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76c84" officeooo:paragraph-rsid="00176c8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76c84" officeooo:paragraph-rsid="0048c68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845d6" officeooo:paragraph-rsid="00176c8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a0895" officeooo:paragraph-rsid="003a089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cef13" officeooo:paragraph-rsid="003cef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e2f10" officeooo:paragraph-rsid="003e2f1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f6489" officeooo:paragraph-rsid="003f648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63431" officeooo:paragraph-rsid="0036343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48040b" officeooo:paragraph-rsid="0048040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455c36" officeooo:paragraph-rsid="00455c3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47cb2e" officeooo:paragraph-rsid="0047cb2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3f6489" officeooo:paragraph-rsid="00400ff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normal" officeooo:rsid="00400ff9" officeooo:paragraph-rsid="00400ff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400ff9" officeooo:paragraph-rsid="00400ff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7cb2e" officeooo:paragraph-rsid="0047cb2e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erif" fo:font-size="28pt" fo:font-weight="normal" officeooo:rsid="00176c84" officeooo:paragraph-rsid="00176c84" style:font-size-asian="28pt" style:font-weight-asian="normal" style:font-size-complex="2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8pt" fo:font-weight="normal" officeooo:rsid="00176c84" officeooo:paragraph-rsid="00176c84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3pt" fo:font-weight="bold" officeooo:rsid="003a0895" officeooo:paragraph-rsid="003a0895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3pt" fo:font-weight="normal" officeooo:rsid="003bac03" officeooo:paragraph-rsid="003bac03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3pt" fo:font-weight="normal" officeooo:rsid="003cef13" officeooo:paragraph-rsid="003cef13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erif" fo:font-size="15pt" fo:font-style="italic" fo:font-weight="bold" officeooo:rsid="003bac03" officeooo:paragraph-rsid="003bac03" style:font-name-asian="Liberation Serif1" style:font-size-asian="15pt" style:font-style-asian="italic" style:font-weight-asian="bold" style:font-name-complex="Liberation Serif1" style:font-size-complex="15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15pt" fo:font-style="italic" fo:font-weight="bold" officeooo:rsid="003cef13" officeooo:paragraph-rsid="003cef13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style:font-name="Liberation Serif" fo:font-size="15pt" fo:font-style="italic" fo:font-weight="bold" officeooo:rsid="003f6489" officeooo:paragraph-rsid="003f6489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5pt" fo:font-style="italic" fo:font-weight="bold" officeooo:rsid="003f6489" officeooo:paragraph-rsid="003f6489" style:font-size-asian="15pt" style:font-style-asian="italic" style:font-weight-asian="bold" style:font-size-complex="15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Liberation Serif" fo:font-size="15pt" fo:font-style="italic" fo:font-weight="bold" officeooo:rsid="00400ff9" officeooo:paragraph-rsid="00400ff9" style:font-size-asian="15pt" style:font-style-asian="italic" style:font-weight-asian="bold" style:font-size-complex="15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officeooo:paragraph-rsid="003f6489"/>
    </style:style>
    <style:style style:name="P29" style:family="paragraph" style:parent-style-name="Standard">
      <style:paragraph-properties fo:text-align="center" style:justify-single-word="false"/>
      <style:text-properties fo:color="#000000" style:font-name="Liberation Serif" officeooo:paragraph-rsid="003f6489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officeooo:paragraph-rsid="00455c36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officeooo:paragraph-rsid="003f6489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paragraph-rsid="00400ff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3bac03" officeooo:paragraph-rsid="003bac03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bac03" officeooo:paragraph-rsid="003bac03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officeooo:rsid="003bac03" officeooo:paragraph-rsid="003bac03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5pt" fo:font-style="italic" fo:font-weight="bold" officeooo:rsid="003bac03" officeooo:paragraph-rsid="003bac03" style:font-size-asian="15pt" style:font-style-asian="italic" style:font-weight-asian="bold" style:font-size-complex="15pt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3e2f10" officeooo:paragraph-rsid="003e2f10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5pt" fo:font-weight="bold" officeooo:paragraph-rsid="003f6489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paragraph-rsid="003e2f10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paragraph-rsid="00400ff9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paragraph-rsid="00455c36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41c26b" officeooo:paragraph-rsid="0041c26b"/>
    </style:style>
    <style:style style:name="P43" style:family="paragraph" style:parent-style-name="Standard">
      <style:paragraph-properties fo:text-align="start" style:justify-single-word="false" fo:break-before="page"/>
      <style:text-properties fo:color="#000000" style:font-name="Liberation Serif" fo:font-size="18pt" fo:font-weight="normal" officeooo:rsid="00176c84" officeooo:paragraph-rsid="00176c84" style:font-size-asian="18pt" style:font-weight-asian="normal" style:font-size-complex="18pt" style:font-weight-complex="normal"/>
    </style:style>
    <style:style style:name="P44" style:family="paragraph" style:parent-style-name="Text_20_body">
      <style:paragraph-properties fo:margin-left="0cm" fo:margin-right="2.117cm" fo:margin-top="0.159cm" fo:margin-bottom="0.15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455c36" style:font-size-asian="12pt" style:font-size-complex="12pt"/>
    </style:style>
    <style:style style:name="P46" style:family="paragraph" style:parent-style-name="Text_20_body">
      <style:paragraph-properties fo:margin-left="0cm" fo:margin-right="2.117cm" fo:margin-top="0.159cm" fo:margin-bottom="0.159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text-position="super 58%" style:font-name="Liberation Serif" fo:font-size="12pt" fo:letter-spacing="normal" fo:font-style="normal" fo:font-weight="normal" officeooo:rsid="00474f88" officeooo:paragraph-rsid="00474f88" style:font-size-asian="12pt" style:font-size-complex="12pt"/>
    </style:style>
    <style:style style:name="P4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00" style:font-name="Times New Roman" fo:font-size="14.25pt" fo:letter-spacing="normal" fo:font-style="normal" fo:font-weight="normal" officeooo:paragraph-rsid="004c26da"/>
    </style:style>
    <style:style style:name="P48" style:family="paragraph" style:parent-style-name="Standard">
      <style:paragraph-properties fo:text-align="center" style:justify-single-word="false"/>
      <style:text-properties fo:color="#000000" style:text-position="0% 100%" style:font-name="Liberation Serif" fo:font-size="15pt" fo:font-style="italic" fo:font-weight="bold" officeooo:rsid="00400ff9" officeooo:paragraph-rsid="00400ff9" style:font-size-asian="15pt" style:font-style-asian="italic" style:font-weight-asian="bold" style:font-size-complex="15pt" style:font-style-complex="italic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normal" officeooo:rsid="00400ff9" officeooo:paragraph-rsid="00400ff9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455c36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76c84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646497" style:font-name="Times New Roman" fo:font-size="18.75pt" fo:letter-spacing="normal" fo:font-style="normal" fo:font-weight="normal" officeooo:rsid="0049e788" officeooo:paragraph-rsid="004c09f6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paragraph-rsid="00176c84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49e788" officeooo:paragraph-rsid="004c09f6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officeooo:paragraph-rsid="004a0a16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size="12pt" fo:font-style="italic" officeooo:paragraph-rsid="004a0a16" style:font-size-asian="12pt" style:font-style-asian="italic" style:font-size-complex="12pt" style:font-style-complex="italic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4c09f6" officeooo:paragraph-rsid="004c09f6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paragraph-rsid="004a0a16"/>
    </style:style>
    <style:style style:name="P59" style:family="paragraph" style:parent-style-name="Standard">
      <style:paragraph-properties fo:text-align="start" style:justify-single-word="false"/>
      <style:text-properties officeooo:paragraph-rsid="004c09f6"/>
    </style:style>
    <style:style style:name="P60" style:family="paragraph" style:parent-style-name="Standard">
      <style:paragraph-properties fo:text-align="center" style:justify-single-word="false"/>
      <style:text-properties officeooo:paragraph-rsid="004a0a16"/>
    </style:style>
    <style:style style:name="P61" style:family="paragraph" style:parent-style-name="Standard">
      <style:paragraph-properties fo:text-align="center" style:justify-single-word="false"/>
      <style:text-properties fo:font-style="italic" officeooo:paragraph-rsid="004a0a16" style:font-style-asian="italic" style:font-style-complex="italic"/>
    </style:style>
    <style:style style:name="T1" style:family="text">
      <style:text-properties fo:color="#000000"/>
    </style:style>
    <style:style style:name="T2" style:family="text">
      <style:text-properties fo:color="#000000" style:text-position="super 58%" fo:font-style="italic" style:font-style-asian="italic" style:font-style-complex="italic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officeooo:rsid="00400ff9"/>
    </style:style>
    <style:style style:name="T5" style:family="text">
      <style:text-properties fo:color="#000000" style:text-position="33% 80%" fo:font-size="12pt" fo:letter-spacing="normal" fo:font-style="italic" fo:font-weight="normal" officeooo:rsid="00176c84" style:font-size-asian="12pt" style:font-weight-asian="normal" style:font-size-complex="12pt" style:font-weight-complex="normal"/>
    </style:style>
    <style:style style:name="T6" style:family="text">
      <style:text-properties fo:color="#000000" style:text-position="33% 80%" fo:font-size="12pt" fo:letter-spacing="normal" fo:font-style="italic" fo:font-weight="normal" style:font-size-asian="12pt" style:font-size-complex="12pt"/>
    </style:style>
    <style:style style:name="T7" style:family="text">
      <style:text-properties fo:color="#000000" style:font-name="Liberation Serif" fo:font-size="12pt" fo:font-weight="normal" officeooo:rsid="00265325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officeooo:rsid="003a0895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weight="normal" style:font-weight-asian="normal" style:font-weight-complex="normal"/>
    </style:style>
    <style:style style:name="T10" style:family="text">
      <style:text-properties fo:color="#000000" style:font-name="Liberation Serif" fo:font-weight="normal" officeooo:rsid="003a0895" style:font-weight-asian="normal" style:font-weight-complex="normal"/>
    </style:style>
    <style:style style:name="T1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weight="normal" officeooo:rsid="003a0895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3e2f10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455c36" style:font-size-asian="12pt" style:font-weight-asian="normal" style:font-size-complex="12pt" style:font-weight-complex="normal"/>
    </style:style>
    <style:style style:name="T15" style:family="text">
      <style:text-properties fo:color="#000000" fo:font-size="12pt" fo:font-weight="normal" officeooo:rsid="00176c84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officeooo:rsid="0047cb2e" style:font-size-asian="12pt" style:font-weight-asian="normal" style:font-size-complex="12pt" style:font-weight-complex="normal"/>
    </style:style>
    <style:style style:name="T17" style:family="text">
      <style:text-properties fo:color="#000000" fo:font-size="12pt" fo:letter-spacing="normal" fo:font-style="italic" fo:font-weight="normal" officeooo:rsid="00176c84" style:font-size-asian="12pt" style:font-weight-asian="normal" style:font-size-complex="12pt" style:font-weight-complex="normal"/>
    </style:style>
    <style:style style:name="T18" style:family="text">
      <style:text-properties fo:color="#000000" fo:font-size="12pt" fo:letter-spacing="normal" fo:font-style="italic" fo:font-weight="normal" style:font-size-asian="12pt" style:font-size-complex="12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weight="normal" officeooo:rsid="003f6489" style:font-weight-asian="normal" style:font-weight-complex="normal"/>
    </style:style>
    <style:style style:name="T21" style:family="text">
      <style:text-properties fo:color="#000000" officeooo:rsid="003cef13"/>
    </style:style>
    <style:style style:name="T22" style:family="text">
      <style:text-properties fo:color="#000000" style:font-name-asian="Liberation Serif1" style:font-name-complex="Liberation Serif1"/>
    </style:style>
    <style:style style:name="T23" style:family="text">
      <style:text-properties fo:color="#000000" officeooo:rsid="003cef13" style:font-name-asian="Liberation Serif1" style:font-name-complex="Liberation Serif1"/>
    </style:style>
    <style:style style:name="T24" style:family="text">
      <style:text-properties officeooo:rsid="002b4a46"/>
    </style:style>
    <style:style style:name="T25" style:family="text">
      <style:text-properties officeooo:rsid="002e0b41"/>
    </style:style>
    <style:style style:name="T26" style:family="text">
      <style:text-properties style:text-position="super 58%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#ffffff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fo:font-size="12pt" fo:letter-spacing="normal" fo:font-style="normal" fo:font-weight="normal" officeooo:rsid="00176c84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34" style:family="text">
      <style:text-properties fo:font-variant="normal" fo:text-transform="none" fo:color="#000000" fo:font-size="12pt" fo:letter-spacing="normal" fo:font-style="italic" fo:font-weight="normal" officeooo:rsid="00176c84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fo:font-size="12pt" fo:letter-spacing="normal" fo:font-style="italic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3a0895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0.5pt" fo:letter-spacing="normal" fo:font-style="normal" fo:font-weight="normal" officeooo:rsid="003a0895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fo:font-size="11.25pt" fo:letter-spacing="normal" fo:font-style="normal" fo:font-weight="normal"/>
    </style:style>
    <style:style style:name="T39" style:family="text">
      <style:text-properties fo:font-variant="normal" fo:text-transform="none" fo:color="#000000" fo:letter-spacing="normal"/>
    </style:style>
    <style:style style:name="T40" style:family="text">
      <style:text-properties fo:font-variant="normal" fo:text-transform="none" fo:color="#000000" fo:letter-spacing="normal" fo:font-style="normal" fo:font-weight="normal" officeooo:rsid="0049e788"/>
    </style:style>
    <style:style style:name="T41" style:family="text">
      <style:text-properties fo:font-variant="normal" fo:text-transform="none" fo:color="#000000" fo:letter-spacing="normal" fo:font-style="normal" fo:font-weight="normal" officeooo:rsid="004a0a16"/>
    </style:style>
    <style:style style:name="T42" style:family="text">
      <style:text-properties fo:font-variant="normal" fo:text-transform="none" fo:color="#000000" fo:letter-spacing="normal" fo:font-weight="normal"/>
    </style:style>
    <style:style style:name="T43" style:family="text">
      <style:text-properties fo:font-variant="normal" fo:text-transform="none" fo:color="#000000" fo:letter-spacing="normal" fo:font-weight="normal" officeooo:rsid="0049e788"/>
    </style:style>
    <style:style style:name="T44" style:family="text">
      <style:text-properties fo:font-variant="normal" fo:text-transform="none" fo:color="#336699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252525" style:font-name="Liberation Serif" fo:font-size="12pt" fo:letter-spacing="normal" fo:font-style="normal" fo:font-weight="normal" officeooo:rsid="0049e788" style:font-size-asian="12pt" style:font-size-complex="12pt"/>
    </style:style>
    <style:style style:name="T47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52525" style:font-name="Liberation Serif" fo:font-size="12pt" fo:letter-spacing="normal" fo:font-style="normal" fo:font-weight="normal" officeooo:rsid="004c09f6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52525" style:font-name="Liberation Serif" fo:font-size="12pt" fo:letter-spacing="normal" fo:font-style="normal" fo:font-weight="normal" officeooo:rsid="0049e788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size-complex="12pt"/>
    </style:style>
    <style:style style:name="T51" style:family="text">
      <style:text-properties fo:font-variant="normal" fo:text-transform="none" fo:color="#252525" style:font-name="Liberation Serif" fo:font-size="12pt" fo:letter-spacing="normal" fo:font-style="normal" fo:font-weight="bold" officeooo:rsid="004c09f6" style:font-size-asian="12pt" style:font-size-complex="12pt"/>
    </style:style>
    <style:style style:name="T52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252525" style:font-name="Liberation Serif" fo:font-size="12pt" fo:letter-spacing="normal" fo:font-style="normal" fo:font-weight="bold" officeooo:rsid="004c09f6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252525" style:font-name="Liberation Serif" fo:font-size="12pt" fo:letter-spacing="normal" fo:font-style="normal" fo:font-weight="bold" officeooo:rsid="0049e788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252525" style:font-name="Liberation Serif" fo:font-size="12pt" fo:letter-spacing="normal" fo:font-weight="normal" officeooo:rsid="0049e788" style:font-size-asian="12pt" style:font-size-complex="12pt"/>
    </style:style>
    <style:style style:name="T56" style:family="text">
      <style:text-properties officeooo:rsid="0038f31b"/>
    </style:style>
    <style:style style:name="T57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8" style:family="text">
      <style:text-properties fo:font-size="15pt" fo:font-style="italic" fo:font-weight="bold" officeooo:rsid="004ad825" style:font-size-asian="15pt" style:font-style-asian="italic" style:font-weight-asian="bold" style:font-size-complex="15pt" style:font-style-complex="italic" style:font-weight-complex="bold"/>
    </style:style>
    <style:style style:name="T59" style:family="text">
      <style:text-properties officeooo:rsid="003f6489"/>
    </style:style>
    <style:style style:name="T60" style:family="text">
      <style:text-properties style:text-position="sub 58%"/>
    </style:style>
    <style:style style:name="T61" style:family="text">
      <style:text-properties style:text-position="sub 58%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2" style:family="text">
      <style:text-properties style:text-position="sub 58%" fo:font-size="15pt" fo:font-style="italic" fo:font-weight="bold" officeooo:rsid="003f6489" style:font-size-asian="15pt" style:font-style-asian="italic" style:font-weight-asian="bold" style:font-size-complex="15pt" style:font-style-complex="italic" style:font-weight-complex="bold"/>
    </style:style>
    <style:style style:name="T63" style:family="text">
      <style:text-properties style:text-position="sub 58%" officeooo:rsid="003f6489"/>
    </style:style>
    <style:style style:name="T64" style:family="text">
      <style:text-properties officeooo:rsid="00400ff9"/>
    </style:style>
    <style:style style:name="T65" style:family="text">
      <style:text-properties style:text-position="0% 100%"/>
    </style:style>
    <style:style style:name="T66" style:family="text">
      <style:text-properties style:text-position="0% 100%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7" style:family="text">
      <style:text-properties style:text-position="0% 100%" fo:font-size="15pt" fo:font-style="italic" fo:font-weight="bold" officeooo:rsid="003f6489" style:font-size-asian="15pt" style:font-style-asian="italic" style:font-weight-asian="bold" style:font-size-complex="15pt" style:font-style-complex="italic" style:font-weight-complex="bold"/>
    </style:style>
    <style:style style:name="T68" style:family="text">
      <style:text-properties style:text-position="0% 100%" officeooo:rsid="003f6489"/>
    </style:style>
    <style:style style:name="T69" style:family="text">
      <style:text-properties officeooo:rsid="0041c26b"/>
    </style:style>
    <style:style style:name="T70" style:family="text">
      <style:text-properties officeooo:rsid="00422ab8"/>
    </style:style>
    <style:style style:name="T71" style:family="text">
      <style:text-properties fo:font-style="normal" fo:font-weight="normal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style:text-position="33% 80%" fo:font-style="italic" fo:font-weight="normal"/>
    </style:style>
    <style:style style:name="T74" style:family="text">
      <style:text-properties fo:font-style="italic"/>
    </style:style>
    <style:style style:name="T75" style:family="text">
      <style:text-properties fo:font-style="italic" fo:font-weight="normal"/>
    </style:style>
    <style:style style:name="T76" style:family="text">
      <style:text-properties officeooo:rsid="0048c689"/>
    </style:style>
    <style:style style:name="T77" style:family="text">
      <style:text-properties style:font-name="Liberation Serif"/>
    </style:style>
    <style:style style:name="T78" style:family="text">
      <style:text-properties style:font-name="Liberation Serif" fo:font-style="italic"/>
    </style:style>
    <style:style style:name="T79" style:family="text">
      <style:text-properties style:font-name="Liberation Serif" officeooo:rsid="004c09f6"/>
    </style:style>
    <style:style style:name="T80" style:family="text">
      <style:text-properties style:font-name="Liberation Serif" fo:font-size="12pt" style:font-size-asian="12pt" style:font-size-complex="12pt"/>
    </style:style>
    <style:style style:name="T81" style:family="text">
      <style:text-properties style:font-name="Liberation Serif" fo:font-size="12pt" officeooo:rsid="004c09f6" style:font-size-asian="12pt" style:font-size-complex="12pt"/>
    </style:style>
    <style:style style:name="T82" style:family="text">
      <style:text-properties style:font-name="Liberation Serif" fo:font-size="12pt" fo:font-style="italic" style:font-size-asian="12pt" style:font-size-complex="12pt"/>
    </style:style>
    <style:style style:name="T83" style:family="text">
      <style:text-properties officeooo:rsid="004c09f6"/>
    </style:style>
    <style:style style:name="T84" style:family="text">
      <style:text-properties style:text-position="-33% 80%"/>
    </style:style>
    <style:style style:name="T85" style:family="text">
      <style:text-properties style:text-position="-33% 80%" fo:font-style="italic"/>
    </style:style>
    <style:style style:name="T86" style:family="text">
      <style:text-properties style:text-position="-33% 80%" style:font-name="Liberation Serif"/>
    </style:style>
    <style:style style:name="T87" style:family="text">
      <style:text-properties style:text-position="-33% 80%" style:font-name="Liberation Serif" fo:font-size="12pt" style:font-size-asian="12pt" style:font-size-complex="12pt"/>
    </style:style>
    <style:style style:name="T88" style:family="text">
      <style:text-properties style:text-position="-33% 80%" fo:font-size="12pt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ika Stobieniecka, 195718<text:tab/><text:tab/><text:tab/><text:tab/>dzień zajęć: poniedziałek</text:p>
      <text:p text:style-name="P2">Marcin Szałek, 195729<text:tab/><text:tab/><text:tab/><text:tab/><text:tab/>godzina zajęć: 14.1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Laboratorium Kryptografia</text:p>
      <text:p text:style-name="P18"/>
      <text:p text:style-name="P18"><text:span text:style-name="T25">Zestaw 3 - </text:span>Zadanie <text:span text:style-name="T56">2</text:span></text:p>
      <text:p text:style-name="P43">1. Cel zadania.</text:p>
      <text:p text:style-name="P19"/>
      <text:p text:style-name="P3">Celem zadania jest napisanie programu szyfrującego oraz deszyfrującego dane wprowadzone przez użytkownika lu<text:span text:style-name="T24">b</text:span> z pliku wykorzystując algorytm <text:span text:style-name="T56">Rabina</text:span>.</text:p>
      <text:p text:style-name="P3"/>
      <text:p text:style-name="P19">2. Wstęp teoretyczny.</text:p>
      <text:p text:style-name="P5"/>
      <text:p text:style-name="P1"><text:span text:style-name="T7">K</text:span><text:span text:style-name="T8">ryptosystem Rabina został opublikowany w styczniu 1979 roku przez </text:span><text:a xlink:type="simple" xlink:href="https://en.wikipedia.org/wiki/Michael_O._Rabin" text:style-name="Internet_20_link" text:visited-style-name="Visited_20_Internet_20_Link"><text:span text:style-name="T27">Michael O. Rabin</text:span></text:a><text:span text:style-name="T36">a</text:span><text:span text:style-name="T37">.</text:span><text:span text:style-name="T9"> </text:span><text:span text:style-name="T10">J</text:span><text:span text:style-name="T8">est to asymetryczny algorytm, którego bezpieczeństwo związane jest z trudnością faktoryzacji. </text:span></text:p>
      <text:p text:style-name="P6"/>
      <text:p text:style-name="P33"><text:span text:style-name="T12">A</text:span><text:span text:style-name="T11">lgorytm rozpoczyna się od generowania kluczy. W kryptosystemie Rabina używany jest zarówno klucz publiczny jak i prywatny. Klucz publiczny może zostać udostępniony, natomiast klucz prywatny powinien posiadać jedynie odbiorca wiadomości w celu jej odszyfrowania.</text:span></text:p>
      <text:p text:style-name="P6"/>
      <text:p text:style-name="P20">Generowanie klucza prywatnego</text:p>
      <text:p text:style-name="P20"/>
      <text:p text:style-name="P34"><text:span text:style-name="T1">1. Wybierane są losowo dwie </text:span><text:span text:style-name="T21">różne </text:span><text:span text:style-name="T1">duże liczby pierwsze p oraz q.</text:span></text:p>
      <text:p text:style-name="P21">2. Wybrane liczby p oraz q muszą spełniać następujący warunek:</text:p>
      <text:p text:style-name="P21"/>
      <text:p text:style-name="P36"><text:span text:style-name="T1">p </text:span><text:span text:style-name="T22">≡ q ≡ 3 (mod 4)</text:span></text:p>
      <text:p text:style-name="P23"/>
      <text:p text:style-name="P35"><text:span text:style-name="T22">3. Klucz prywatny stanowi para liczb p i q </text:span><text:span text:style-name="T23">(</text:span><text:span text:style-name="T22">p, </text:span><text:span text:style-name="T23">q)</text:span><text:span text:style-name="T22">.</text:span></text:p>
      <text:p text:style-name="P20"/>
      <text:p text:style-name="P20">Generowanie klucza publicznego</text:p>
      <text:p text:style-name="P20"/>
      <text:p text:style-name="P22">4. Klucz publiczny stanowi iloczyn liczb p oraz q:</text:p>
      <text:p text:style-name="P24"/>
      <text:p text:style-name="P24">n = p * q</text:p>
      <text:p text:style-name="P20"/>
      <text:p text:style-name="P20">Szyfrowanie</text:p>
      <text:p text:style-name="P20"/>
      <text:p text:style-name="P7">5. Do zaszyfrowania tekstu używany jest jedynie klucz publiczny n.</text:p>
      <text:p text:style-name="P39"><text:span text:style-name="T13">6. Wiadomość (tekst jawny) jest liczbą m </text:span><text:span text:style-name="T1">∈ </text:span><text:span text:style-name="T13">{0, 1, … , n – 1}, którą nazywamy przestrzenią tekstów otwartych.</text:span></text:p>
      <text:p text:style-name="P8">7. Kryptogram przedstawia następujący wzór:</text:p>
      <text:p text:style-name="P8"/>
      <text:p text:style-name="P37"><text:span text:style-name="T3">c = m</text:span><text:span text:style-name="T2">2</text:span><text:span text:style-name="T3"> mod n</text:span></text:p>
      <text:p text:style-name="P20"/>
      <text:p text:style-name="P20"/>
      <text:p text:style-name="P20">Deszyfrowanie</text:p>
      <text:p text:style-name="P20"/>
      <text:p text:style-name="P31"><text:span text:style-name="T20">8. </text:span><text:span text:style-name="T1">Obliczamy pierwiastki kwadratowe liczby c (mod p) i liczby c (mod q):</text:span></text:p>
      <text:p text:style-name="P28"/>
      <text:p text:style-name="P29"><draw:frame draw:style-name="fr1" draw:name="Obiekt1" text:anchor-type="as-char" svg:y="-0.415cm" svg:width="2.609cm" svg:height="0.57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28"/>
      <text:p text:style-name="P38"><text:span text:style-name="T1"><draw:frame draw:style-name="fr1" draw:name="Obiekt2" text:anchor-type="as-char" svg:y="-0.415cm" svg:width="2.551cm" svg:height="0.57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"> </text:span></text:p>
      <text:p text:style-name="P20"/>
      <text:p text:style-name="P9">9. Równania te można przedstawić w postaci:</text:p>
      <text:p text:style-name="P25"><text:soft-page-break/>m<text:span text:style-name="T60">p </text:span>= c<text:span text:style-name="T26">(p+1)/4</text:span> (mod p)</text:p>
      <text:p text:style-name="P26"/>
      <text:p text:style-name="P25">m<text:span text:style-name="T60">q </text:span>= c<text:span text:style-name="T26">(q+1)/4</text:span> (mod q)</text:p>
      <text:p text:style-name="P26"/>
      <text:p text:style-name="P14">10. <text:span text:style-name="T64">Obliczamy wartości yp, yq <text:s/>∈ <text:s/>Z, które spełniając warunek:</text:span></text:p>
      <text:p text:style-name="P15"><text:span text:style-name="T57"/></text:p>
      <text:p text:style-name="P15"><text:span text:style-name="T58">x * </text:span><text:span text:style-name="T57">p + </text:span><text:span text:style-name="T58">y *</text:span><text:span text:style-name="T61"> </text:span><text:span text:style-name="T57">q = 1</text:span> </text:p>
      <text:p text:style-name="P16"/>
      <text:p text:style-name="P16">Wykorzystany w tym celu został Algorytm Euklidesa.</text:p>
      <text:p text:style-name="P16"/>
      <text:p text:style-name="P16">11. Obliczamy r oraz s zgodnie ze wzorami:</text:p>
      <text:p text:style-name="P16"/>
      <text:p text:style-name="P27">r = ( y<text:span text:style-name="T60">p </text:span>p <text:span text:style-name="T59">m</text:span><text:span text:style-name="T63">p <text:s/></text:span><text:span text:style-name="T60">+</text:span><text:span text:style-name="T65"> <text:s/>y</text:span><text:span text:style-name="T60">q </text:span><text:span text:style-name="T65">q </text:span><text:span text:style-name="T68">m</text:span><text:span text:style-name="T63">q</text:span><text:span text:style-name="T68"> </text:span><text:span text:style-name="T65">) mod n</text:span></text:p>
      <text:p text:style-name="P48"/>
      <text:p text:style-name="P15"><text:span text:style-name="T66">s = ( y</text:span><text:span text:style-name="T61">p </text:span><text:span text:style-name="T66">p </text:span><text:span text:style-name="T67">m</text:span><text:span text:style-name="T62">p <text:s/>- </text:span><text:span text:style-name="T66"><text:s/>y</text:span><text:span text:style-name="T61">q </text:span><text:span text:style-name="T66">q </text:span><text:span text:style-name="T67">m</text:span><text:span text:style-name="T62">q</text:span><text:span text:style-name="T67"> </text:span><text:span text:style-name="T66">) mod n</text:span></text:p>
      <text:p text:style-name="P26"/>
      <text:p text:style-name="P32"><text:span text:style-name="T4">12. Otrzymane wartości </text:span>± <text:span text:style-name="T69">r oraz </text:span>± <text:span text:style-name="T69">s stanowią cztery wartości pierwiastków kwadratowych z c (mod n) w zbiorze {0, 1, …, n – 1}.</text:span></text:p>
      <text:p text:style-name="P40"/>
      <text:p text:style-name="P42">13. Jednym z tych pierwiast<text:span text:style-name="T70">k</text:span>ów jest zaszyfrowana wiadomość m.</text:p>
      <text:p text:style-name="P42"/>
      <text:p text:style-name="P19">3. Implementacja.</text:p>
      <text:p text:style-name="P19"/>
      <text:p text:style-name="P12">Rozwiązanie zostało zaimplementowane w języku Java oraz Python.</text:p>
      <text:p text:style-name="P12"/>
      <text:p text:style-name="P17">Generowanie dużych liczb</text:p>
      <text:p text:style-name="P13"/>
      <text:p text:style-name="P13">W celu wygenerowania dużej liczby wykorzystujemy funkcję języka Python, która generuje liczbę z podanego przez nas zakresu – w ten sposób wygenerowane są dwie liczby p oraz q, które stanowią klucz prywatny, a także służą do wyliczenia klucza publicznego – czyli iloczynu p oraz q.</text:p>
      <text:p text:style-name="P12"/>
      <text:p text:style-name="P17">Test Millera-Rabina</text:p>
      <text:p text:style-name="P3"/>
      <text:p text:style-name="P41"><text:span text:style-name="T16">Aby sprawdzić, czy wygenerowana liczba jest pierwsza stosujemy </text:span><text:span text:style-name="T14">test pierwszości Millera-Rabina. </text:span><text:span text:style-name="T38">Test </text:span><text:span text:style-name="T32">pierwszości Millera-Rabina to probabilistyczny test umożliwiający sprawdzenie czy dana liczba jest złożona czy </text:span><text:span text:style-name="T33">prawdopodobnie </text:span><text:span text:style-name="T32">pierwsza. Metoda, w oparciu o którą powstała to deterministyczny algorytm Millera, którego poprawność zależy od nieudowodnionej uogólnionej hipotezy Riemanna. Michael O. Rabin zmodyfikował ten algorytm do postaci testu probablistycznego i dowiódł jego poprawności w tej postaci. Algorytm używany jest do sprawdzania wyłącznie liczb nieparzystych (liczby parzyste - za wyjątkiem dwójki - w sposób oczywisty nie są liczbami pierwszymi).</text:span></text:p>
      <text:p text:style-name="P50"/>
      <text:p text:style-name="P45">Test Millera-Rabina oparty jest na następującym twierdzeniu:</text:p>
      <text:p text:style-name="P44"><text:span text:style-name="T71">Niech </text:span><text:span text:style-name="T75">p </text:span><text:span text:style-name="T71">będzie nieparzystą liczbą pierwszą zapisaną jako </text:span><text:span text:style-name="T75">p </text:span><text:span text:style-name="T71">= 1 + 2</text:span><text:span text:style-name="T73">s</text:span><text:span text:style-name="T75">d</text:span><text:span text:style-name="T71">, gdzie </text:span><text:span text:style-name="T75">d </text:span><text:span text:style-name="T71">jest nieparzyste. Wtedy dla dowolnej liczby naturalnej </text:span><text:span text:style-name="T75">a </text:span><text:span text:style-name="T71">∈ &lt;2, </text:span><text:span text:style-name="T75">p </text:span><text:span text:style-name="T71">- 2&gt; ciąg Millera-Rabina:</text:span></text:p>
      <text:p text:style-name="P46"><draw:frame draw:style-name="fr1" draw:name="Obiekt3" text:anchor-type="as-char" svg:y="-0.474cm" svg:width="5.722cm" svg:height="0.58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30"><text:soft-page-break/></text:p>
      <text:p text:style-name="P53"><text:span text:style-name="T31">kończy się liczbą 1. Co więcej, jeśli </text:span><text:span text:style-name="T17">a</text:span><text:span text:style-name="T5">d </text:span><text:span text:style-name="T31">nie przystaje modulo </text:span><text:span text:style-name="T17">p</text:span><text:span text:style-name="T34"> </text:span><text:span text:style-name="T31">do 1, to wyraz ciągu Millera-Rabina bezpośrednio poprzedzający 1 jest równy </text:span><text:span text:style-name="T17">p</text:span><text:span text:style-name="T34"> </text:span><text:span text:style-name="T31">- 1.</text:span><text:span text:style-name="T15"> </text:span><text:span text:style-name="T32">Jeśli liczba </text:span><text:span text:style-name="T18">p</text:span><text:span text:style-name="T35"> </text:span><text:span text:style-name="T32">przejdzie test, to jest albo pierwsza, albo silnie pseudopierwsza przy podstawie </text:span><text:span text:style-name="T18">a</text:span><text:span text:style-name="T32">. Test Millera-Rabina daje złe wyniki (</text:span><text:span text:style-name="T35">p </text:span><text:span text:style-name="T32">złożona)</text:span><text:span text:style-name="T44"> </text:span><text:span text:style-name="T32">dla co najwyżej ¼ baz </text:span><text:span text:style-name="T18">a</text:span><text:span text:style-name="T35"> </text:span><text:span text:style-name="T32">&lt; </text:span><text:span text:style-name="T18">p</text:span><text:span text:style-name="T32">. Zatem dla jednego przebiegu prawdopodobieństwo błędu wynosi ¼. Dla </text:span><text:span text:style-name="T18">n</text:span><text:span text:style-name="T35"> </text:span><text:span text:style-name="T32">przebiegów przy różnych podstawach </text:span><text:span text:style-name="T18">a</text:span><text:span text:style-name="T35"> </text:span><text:span text:style-name="T32">prawdopodobieństwo błędu spada do (¼)</text:span><text:span text:style-name="T6">n</text:span><text:span text:style-name="T32">.</text:span><text:span text:style-name="T72"> </text:span><text:span text:style-name="T32">Widzimy zatem wyraźnie, iż liczbę </text:span><text:span text:style-name="T18">p</text:span><text:span text:style-name="T35"> </text:span><text:span text:style-name="T32">możemy sprawdzić na pierwszość z bardzo dużym prawdopodobieństwem wykonując odpowiednią liczbę testów Millera-Rabina.</text:span><text:span text:style-name="T72"> </text:span><text:span text:style-name="T32">W algorytmie testu Millera-Rabina wykorzystujemy procedury mnożenia i potęgowania modulo. Test ten wykorzystują obecnie prawie wszystkie systemy kryptografii publicznej do testowania pierwszości dużych liczb potrzebnych przy generacji kluczy szyfrujących/deszyfrujących. </text:span></text:p>
      <text:p text:style-name="P53"><text:span text:style-name="T32"/></text:p>
      <text:p text:style-name="P59"><text:span text:style-name="T50">Algorytm rozszerzony Euklidesa </text:span></text:p>
      <text:p text:style-name="P59"><text:span text:style-name="T50"/></text:p>
      <text:p text:style-name="P59"><text:span text:style-name="T48">Algorytm roszerzony Euklidesa </text:span><text:span text:style-name="T47">to metoda pozwalająca jednocześnie znaleźć </text:span><text:span text:style-name="T27">NWD </text:span><text:span text:style-name="T47">dwóch liczb <text:s/>a także wyznaczyć liczby całkowit</text:span><text:span text:style-name="T49">e a, b</text:span><text:span text:style-name="T47"> spełniające równani</text:span><text:span text:style-name="T49">e:</text:span><text:span text:style-name="T46"> </text:span></text:p>
      <text:p text:style-name="P58"><text:span text:style-name="T46"/></text:p>
      <text:p text:style-name="P61"><text:span text:style-name="T55">a * p + b * q = NWD (p, q)</text:span></text:p>
      <text:p text:style-name="P60"><text:span text:style-name="T46"/></text:p>
      <text:p text:style-name="P55"><text:span text:style-name="T40">W przypadku kryptosystemu </text:span><text:span text:style-name="T41">Rabina </text:span><text:span text:style-name="T40">potrzebujemy wyznaczyć a oraz b, dla których spełnione jest równanie:</text:span></text:p>
      <text:p text:style-name="P56"><text:span text:style-name="T42">a * </text:span><text:span text:style-name="T43">p + b * q</text:span><text:span text:style-name="T42"> = 1</text:span></text:p>
      <text:p text:style-name="P56"><text:span text:style-name="T42"/></text:p>
      <text:p text:style-name="P56"><text:span text:style-name="T42"/></text:p>
      <text:p text:style-name="P57"><text:span text:style-name="T39">Chińskie twierdzenie o resztach</text:span></text:p>
      <text:p text:style-name="P52"><text:span text:style-name="T19"/></text:p>
      <text:p text:style-name="P47"><text:span text:style-name="T80">Jedno z zasadniczych twierdzeń, wiążące własności liczby całkowitej </text:span><text:span text:style-name="T82">n</text:span><text:span text:style-name="T80"> z własnościami jej czynników w rozkładzie na iloczyn potęg liczb pierwszych. </text:span><text:span text:style-name="T81">J</text:span><text:span text:style-name="T80">est </text:span><text:span text:style-name="T81">ono</text:span><text:span text:style-name="T80"> bardzo stare </text:span><text:span text:style-name="T81">i nosi</text:span><text:span text:style-name="T80"> nazwę chińskiego twierdzenia o resztach. Jeśli liczby całkowite dodatnie n</text:span><text:span text:style-name="T87">1</text:span><text:span text:style-name="T80">, n</text:span><text:span text:style-name="T87">2</text:span><text:span text:style-name="T80">, n</text:span><text:span text:style-name="T87">3</text:span><text:span text:style-name="T80">, ... , n</text:span><text:span text:style-name="T87">k </text:span><text:span text:style-name="T80">są parami względnie pierwsze, zaś a</text:span><text:span text:style-name="T87">1</text:span><text:span text:style-name="T80">, a</text:span><text:span text:style-name="T87">2</text:span><text:span text:style-name="T80">, a</text:span><text:span text:style-name="T87">3</text:span><text:span text:style-name="T80">, ... , a</text:span><text:span text:style-name="T87">k </text:span><text:span text:style-name="T80">są dowolnymi liczbami całkowitymi, to istnieje taka liczba całkowita a, że:<text:line-break/><text:tab/><text:tab/><text:tab/></text:span><text:tab/><text:tab/><text:tab/><text:span text:style-name="T80">a ≡ a</text:span><text:span text:style-name="T87">1</text:span><text:span text:style-name="T80">(mod n</text:span><text:span text:style-name="T87">1</text:span><text:span text:style-name="T80">),<text:line-break/><text:tab/><text:tab/><text:tab/><text:tab/><text:tab/><text:tab/>a ≡ a</text:span><text:span text:style-name="T87">2</text:span><text:span text:style-name="T80">(mod n</text:span><text:span text:style-name="T87">2</text:span><text:span text:style-name="T80">),<text:line-break/><text:tab/><text:tab/><text:tab/><text:tab/><text:tab/><text:tab/><text:tab/>...<text:line-break/><text:tab/><text:tab/><text:tab/><text:tab/><text:tab/><text:tab/>a ≡ a</text:span><text:span text:style-name="T87">k</text:span><text:span text:style-name="T80">(mod n</text:span><text:span text:style-name="T87">k</text:span><text:span text:style-name="T80">),</text:span></text:p>
      <text:p text:style-name="P54"><text:span text:style-name="T32"/></text:p>
      <text:p text:style-name="P51"/>
      <text:p text:style-name="P19">4. Wnioski.</text:p>
      <text:p text:style-name="P3"/>
      <text:p text:style-name="P4">Bezpiecze<text:span text:style-name="T76">ń</text:span>stwo <text:span text:style-name="T76">algorytmu Rabina wynika z trudności</text:span> obliczenia pierwiastków kw<text:span text:style-name="T76">adratowych</text:span>. modulo <text:span text:style-name="T76">duża </text:span>liczba zło<text:span text:style-name="T76">ż</text:span>ona. Problem ten jest równowa<text:span text:style-name="T76">ż</text:span>ny problemowi faktoryzacji. <text:span text:style-name="T76">Zaletą tego algorytm jest to, że szyfrowanie jest w tym algorytmie dużo szybsze niż w algorytmie RSA.</text:span></text:p>
      <text:p text:style-name="P4"><text:s/></text:p>
      <text:p text:style-name="P11">Wadą kryptosystemu Rabina jest fakt, iż przy deszyfrowaniu posiadacz klucza prywatnego nie otrzymuje jednoznacznej odpowiedzi, jaka wiadomość została zaszyfrowana, gdyż otrzymuje on 3 błędne odpowiedzi oraz jedną poprawną. <text:span text:style-name="T76">Odpowiednio duże dane weryfikujące pozwalają zminimalizować ten problem, jednak zupełnie go nie eliminują.</text:span></text:p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imes New Roman" svg:font-family="'Times New Roman'"/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6:56:40.450000000</meta:creation-date>
    <dc:date>2017-04-09T13:52:23.360000000</dc:date>
    <meta:editing-duration>PT1H50M16S</meta:editing-duration>
    <meta:editing-cycles>20</meta:editing-cycles>
    <meta:generator>LibreOffice/5.2.2.2$Windows_x86 LibreOffice_project/8f96e87c890bf8fa77463cd4b640a2312823f3ad</meta:generator>
    <meta:document-statistic meta:table-count="0" meta:image-count="0" meta:object-count="3" meta:page-count="5" meta:paragraph-count="58" meta:word-count="846" meta:character-count="5555" meta:non-whitespace-character-count="4716"/>
  </office:meta>
</office:document-meta>
</file>

<file path=Object 1/content.xml><?xml version="1.0" encoding="utf-8"?>
<math xmlns="http://www.w3.org/1998/Math/MathML" display="block">
  <semantics>
    <mrow>
      <mrow>
        <msub>
          <mi>m</mi>
          <mi>p</mi>
        </msub>
        <mo stretchy="false">=</mo>
        <msqrt>
          <mi>c</mi>
        </msqrt>
      </mrow>
      <mi mathvariant="italic">mod</mi>
      <mi>p</mi>
    </mrow>
    <annotation encoding="StarMath 5.0">m_p = sqrt{c} mod p</annotation>
  </semantics>
</math>
</file>

<file path=Object 2/content.xml><?xml version="1.0" encoding="utf-8"?>
<math xmlns="http://www.w3.org/1998/Math/MathML" display="block">
  <semantics>
    <mrow>
      <mrow>
        <msub>
          <mi>m</mi>
          <mi>q</mi>
        </msub>
        <mo stretchy="false">=</mo>
        <msqrt>
          <mi>c</mi>
        </msqrt>
      </mrow>
      <mi mathvariant="italic">mod</mi>
      <mi>q</mi>
    </mrow>
    <annotation encoding="StarMath 5.0">m_q = sqrt{c} mod q</annotation>
  </semantics>
</math>
</file>

<file path=Object 3/content.xml><?xml version="1.0" encoding="utf-8"?>
<math xmlns="http://www.w3.org/1998/Math/MathML" display="block">
  <semantics>
    <mrow>
      <msup>
        <mi>a</mi>
        <mi>d</mi>
      </msup>
      <mi>,</mi>
      <msup>
        <mi>a</mi>
        <mrow>
          <mn>2</mn>
          <mi>d</mi>
        </mrow>
      </msup>
      <mi>,</mi>
      <msup>
        <mi>a</mi>
        <mrow>
          <mn>4</mn>
          <mi>d</mi>
        </mrow>
      </msup>
      <mi>,</mi>
      <mn>...</mn>
      <mi>,</mi>
      <msup>
        <mi>a</mi>
        <mrow>
          <msup>
            <mn>2</mn>
            <mrow>
              <mi>s</mi>
              <mo stretchy="false">−</mo>
              <mn>1</mn>
            </mrow>
          </msup>
          <mi>d</mi>
        </mrow>
      </msup>
      <mi>,</mi>
      <msup>
        <mi>a</mi>
        <mrow>
          <msup>
            <mn>2</mn>
            <mi>s</mi>
          </msup>
          <mi>d</mi>
        </mrow>
      </msup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a^d, a^2d, a^4d, ..., a^{ 2^{s-1}d}, a^{ 2^{s}d} ( mod p )</annotation>
  </semantics>
</math>
</file>